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ad88" officeooo:paragraph-rsid="001dad88"/>
    </style:style>
    <style:style style:name="P2" style:family="paragraph" style:parent-style-name="Standard">
      <style:text-properties officeooo:rsid="001dad88" officeooo:paragraph-rsid="001fd315"/>
    </style:style>
    <style:style style:name="P3" style:family="paragraph" style:parent-style-name="Standard">
      <style:text-properties officeooo:rsid="001e4579" officeooo:paragraph-rsid="001e4579"/>
    </style:style>
    <style:style style:name="P4" style:family="paragraph" style:parent-style-name="Standard">
      <style:text-properties fo:font-weight="bold" officeooo:rsid="001fd315" officeooo:paragraph-rsid="001fd315" style:font-weight-asian="bold" style:font-weight-complex="bold"/>
    </style:style>
    <style:style style:name="P5" style:family="paragraph" style:parent-style-name="Standard">
      <style:text-properties fo:font-weight="bold" officeooo:rsid="003844fb" officeooo:paragraph-rsid="003844fb" style:font-weight-asian="bold" style:font-weight-complex="bold"/>
    </style:style>
    <style:style style:name="P6" style:family="paragraph" style:parent-style-name="Standard">
      <style:text-properties fo:font-weight="bold" officeooo:rsid="00394b07" officeooo:paragraph-rsid="00394b07" style:font-weight-asian="bold" style:font-weight-complex="bold"/>
    </style:style>
    <style:style style:name="P7" style:family="paragraph" style:parent-style-name="Standard">
      <style:text-properties officeooo:rsid="001fd315" officeooo:paragraph-rsid="001fd315"/>
    </style:style>
    <style:style style:name="P8" style:family="paragraph" style:parent-style-name="Standard">
      <style:text-properties officeooo:rsid="001fd315" officeooo:paragraph-rsid="00230da7"/>
    </style:style>
    <style:style style:name="P9" style:family="paragraph" style:parent-style-name="Standard">
      <style:text-properties officeooo:rsid="002666ed" officeooo:paragraph-rsid="002666ed"/>
    </style:style>
    <style:style style:name="P10" style:family="paragraph" style:parent-style-name="Standard">
      <style:text-properties officeooo:rsid="002c5dbc" officeooo:paragraph-rsid="0031063e"/>
    </style:style>
    <style:style style:name="P11" style:family="paragraph" style:parent-style-name="Standard">
      <style:text-properties officeooo:rsid="00355829" officeooo:paragraph-rsid="00355829"/>
    </style:style>
    <style:style style:name="P12" style:family="paragraph" style:parent-style-name="Standard">
      <style:text-properties officeooo:rsid="00355829" officeooo:paragraph-rsid="003d05b3"/>
    </style:style>
    <style:style style:name="P13" style:family="paragraph" style:parent-style-name="Standard">
      <style:text-properties fo:font-weight="normal" officeooo:rsid="003eff64" officeooo:paragraph-rsid="003eff64" style:font-weight-asian="normal" style:font-weight-complex="normal"/>
    </style:style>
    <style:style style:name="P14" style:family="paragraph" style:parent-style-name="Standard">
      <style:text-properties fo:font-weight="normal" officeooo:rsid="003f075a" officeooo:paragraph-rsid="003f075a" style:font-weight-asian="normal" style:font-weight-complex="normal"/>
    </style:style>
    <style:style style:name="T1" style:family="text">
      <style:text-properties officeooo:rsid="001fd315"/>
    </style:style>
    <style:style style:name="T2" style:family="text">
      <style:text-properties officeooo:rsid="001fde86"/>
    </style:style>
    <style:style style:name="T3" style:family="text">
      <style:text-properties officeooo:rsid="00230da7"/>
    </style:style>
    <style:style style:name="T4" style:family="text">
      <style:text-properties officeooo:rsid="00273f4d"/>
    </style:style>
    <style:style style:name="T5" style:family="text">
      <style:text-properties officeooo:rsid="002cc897"/>
    </style:style>
    <style:style style:name="T6" style:family="text">
      <style:text-properties officeooo:rsid="003a017f"/>
    </style:style>
    <style:style style:name="T7" style:family="text">
      <style:text-properties officeooo:rsid="003d05b3"/>
    </style:style>
    <style:style style:name="T8" style:family="text">
      <style:text-properties officeooo:rsid="003f075a"/>
    </style:style>
    <style:style style:name="T9" style:family="text">
      <style:text-properties officeooo:rsid="004026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E 274 Project 2</text:p>
      <text:p text:style-name="P1"/>
      <text:p text:style-name="P3">Team 05</text:p>
      <text:p text:style-name="P1"/>
      <text:p text:style-name="P1">Chris McKinney</text:p>
      <text:p text:style-name="P1">Josh Benton</text:p>
      <text:p text:style-name="P1">Nick Wrobel</text:p>
      <text:p text:style-name="P1"/>
      <text:p text:style-name="P4">Description </text:p>
      <text:p text:style-name="P4"/>
      <text:p text:style-name="P7">This assignment has two parts to it. As such, we have two main files, proj2a.c and proj2b.c. <text:span text:style-name="T2">The other files, which reside in the utils directory, provide the rest of the functionality for both parts of the project.</text:span></text:p>
      <text:p text:style-name="P1"/>
      <text:p text:style-name="P2">This <text:span text:style-name="T1">first part of this assignment required</text:span> us <text:span text:style-name="T1">to read in sensor values from the robot and print them to the console. To achieve this, we first developed a way to read sensor values 'in the background' continuously, so that when we needed the values to print, we could simply access them though a variable instead of having to deal with reading them on the fly.</text:span></text:p>
      <text:p text:style-name="P2"/>
      <text:p text:style-name="P8"><text:span text:style-name="T3">Within </text:span>the main loop <text:span text:style-name="T3">of</text:span> <text:span text:style-name="T3">proj2a.c, we call two functions. We call 'irobPeriodic' to send the output to the console. This entails calling the printing function 'irobnprintf', which we wrote to send strings from the robot to the console. We use this printing function to print out all the necessary values (the packets in packet group 3). We access the values using various getters which we wrote to return the already updated sensor value in the correct form (int8 vs uint16, for example). </text:span></text:p>
      <text:p text:style-name="P2"><text:span text:style-name="T1"><text:s/></text:span></text:p>
      <text:p text:style-name="P9">Also inside the main loop, we have the function 'delayAndUpdateSensors', which performs two actions. It first delays the execution of the main for loop to a certain time we set (we set it to loop once a second). While this delay is occurring, we read the sensor values from the robot. The function 'delayMsFunc' sends requests to a function to update all the sensor values on the robot, waits for this update to finish, and then immediately sends another update request. <text:span text:style-name="T4">In this way, we are able to 'stream' the sensor values, updating them as fast as the robot can execute the requests.</text:span></text:p>
      <text:p text:style-name="P9"/>
      <text:p text:style-name="P10">The second part of the assignment required us to listen for input from the remote control and either <text:span text:style-name="T5">rotate</text:span> left or right or drive straight depending on the button pressed. <text:span text:style-name="T5">To achieve this, inside the main loop in proj2b.c, we simply call the function 'irobPeriodic' and set a slight delay of 1ms. In 'irobPeriodic ' we send a request to update the sensors and then wait for the update to complete. We then grab the infrared remote sensor, the sensor of interest to this task, and have a switch statement to test which button is being pressed and perform the needed function. We perform the drive forward and rotate left/right driving by calling functions from our file driving.c. If any buttons are held down, the driving action continues. In the case that a left/right roate button is pressed, the robot will continue to rotate a final 30 degrees and then stop. We implement this by keeping track of the last value of the IR sensor.</text:span></text:p>
      <text:p text:style-name="P10"/>
      <text:p text:style-name="P12">We also were required to check for danger and cause the robot to stop moving in certain situations. <text:span text:style-name="T7">To implement this, we created</text:span> <text:span text:style-name="T7">some helper functions, 'cannotRotateOrAdvance' and 'cannotAdvance', which check various sensor values, such as the cliff and wall sensors, and determine if the robot is allowed to keep moving. We call these functions within our switch statement to determine what actions the robot should take given the state of the IR sensor.</text:span></text:p>
      <text:p text:style-name="P11"/>
      <text:p text:style-name="P5"><text:soft-page-break/>Evaluation</text:p>
      <text:p text:style-name="P5"/>
      <text:p text:style-name="P13">Our code worked well without any flaws, as far as we could tell. It is worth mentioning that we were able to set the robot to drive at full speed toward a cliff and it was able to stop immediately without falling over the edge. This was unexpected and <text:span text:style-name="T8">satisfying</text:span> as we thought that the delay to update the cliff and bump sensors would be too great for the robot to stop driving in time.</text:p>
      <text:p text:style-name="P5"/>
      <text:p text:style-name="P6">Allocation of Effor<text:span text:style-name="T6">t</text:span></text:p>
      <text:p text:style-name="P6"/>
      <text:p text:style-name="P14">Chris, Nick, and Josh all contributed to the design decisions and debuggin<text:span text:style-name="T9">g</text:span> of the <text:span text:style-name="T9">code</text:span>. Chris was the primary programmer. Nick was the primary author of the paper and Chris and Josh proofread it for errors.</text:p>
      <text:p text:style-name="P6"/>
      <text:p text:style-name="P11"/>
      <text:p text:style-name="P11"/>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21:09:48.546470461</meta:creation-date>
    <dc:date>2015-11-04T23:35:35.550377713</dc:date>
    <meta:editing-duration>PT2H19M40S</meta:editing-duration>
    <meta:editing-cycles>31</meta:editing-cycles>
    <meta:generator>LibreOffice/4.2.8.2$Linux_X86_64 LibreOffice_project/420m0$Build-2</meta:generator>
    <meta:document-statistic meta:table-count="0" meta:image-count="0" meta:object-count="0" meta:page-count="2" meta:paragraph-count="17" meta:word-count="657" meta:character-count="3738" meta:non-whitespace-character-count="3094"/>
  </office:meta>
</office:document-meta>
</file>